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2021-09-29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2020-05-0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2019-09-18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2018-11-29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2017-12-06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201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200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200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200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200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200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200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9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9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9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9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97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9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9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9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9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9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9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8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8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8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8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8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8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8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8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8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8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7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7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7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7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75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7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7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7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7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6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6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H0042</text:p>
          </table:table-cell>
          <table:table-cell office:value-type="string" calcext:value-type="string">
            <text:p>1966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